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b8ba4" officeooo:paragraph-rsid="001b8ba4" style:font-size-asian="12.25pt" style:font-size-complex="14pt"/>
    </style:style>
    <style:style style:name="P2"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3" style:family="paragraph" style:parent-style-name="Standard">
      <style:paragraph-properties fo:text-align="justify" style:justify-single-word="false"/>
      <style:text-properties style:font-name="Arial" fo:font-size="12pt" officeooo:rsid="00264b55" officeooo:paragraph-rsid="001b8ba4" style:font-size-asian="12pt" style:font-size-complex="12pt"/>
    </style:style>
    <style:style style:name="P4" style:family="paragraph" style:parent-style-name="Standard">
      <style:paragraph-properties fo:text-align="justify" style:justify-single-word="false"/>
      <style:text-properties style:font-name="Arial" fo:font-size="12pt" officeooo:rsid="001fb0e2" officeooo:paragraph-rsid="001f399c" style:font-size-asian="12pt" style:font-size-complex="12pt"/>
    </style:style>
    <style:style style:name="P5" style:family="paragraph" style:parent-style-name="Standard">
      <style:paragraph-properties fo:text-align="justify" style:justify-single-word="false"/>
      <style:text-properties style:font-name="Arial" fo:font-size="12pt" officeooo:rsid="00283c4c" officeooo:paragraph-rsid="00283c4c" style:font-size-asian="12pt" style:font-size-complex="12pt"/>
    </style:style>
    <style:style style:name="P6" style:family="paragraph" style:parent-style-name="Standard">
      <style:paragraph-properties fo:text-align="justify" style:justify-single-word="false"/>
      <style:text-properties style:font-name="Arial" fo:font-size="12pt" officeooo:rsid="002fdb00" officeooo:paragraph-rsid="002fdb00" style:font-size-asian="12pt" style:font-size-complex="12pt"/>
    </style:style>
    <style:style style:name="P7" style:family="paragraph" style:parent-style-name="Standard">
      <style:paragraph-properties fo:text-align="justify" style:justify-single-word="false"/>
      <style:text-properties style:font-name="Arial" fo:font-size="12pt" officeooo:rsid="002f4a6a" officeooo:paragraph-rsid="002f4a6a" style:font-size-asian="12pt" style:font-size-complex="12pt"/>
    </style:style>
    <style:style style:name="P8" style:family="paragraph" style:parent-style-name="Standard">
      <style:paragraph-properties fo:text-align="justify" style:justify-single-word="false"/>
      <style:text-properties style:font-name="Arial" fo:font-size="12pt" officeooo:paragraph-rsid="002fdb00" style:font-size-asian="12pt" style:font-size-complex="12pt"/>
    </style:style>
    <style:style style:name="P9" style:family="paragraph" style:parent-style-name="Standard">
      <style:paragraph-properties fo:text-align="justify" style:justify-single-word="false"/>
      <style:text-properties officeooo:rsid="001b8ba4" officeooo:paragraph-rsid="001b8ba4"/>
    </style:style>
    <style:style style:name="P10" style:family="paragraph" style:parent-style-name="Standard">
      <style:paragraph-properties fo:text-align="justify" style:justify-single-word="false"/>
      <style:text-properties fo:font-size="12pt" officeooo:paragraph-rsid="002fdb00" style:font-size-asian="12pt" style:font-size-complex="12pt"/>
    </style:style>
    <style:style style:name="P11" style:family="paragraph" style:parent-style-name="Standard">
      <style:paragraph-properties fo:text-align="justify" style:justify-single-word="false"/>
      <style:text-properties style:font-name="Arial" fo:font-size="12pt" officeooo:rsid="002f4a6a" officeooo:paragraph-rsid="002f4a6a" style:font-size-asian="12pt" style:font-size-complex="12pt"/>
    </style:style>
    <style:style style:name="P12" style:family="paragraph" style:parent-style-name="Standard">
      <style:paragraph-properties fo:text-align="justify" style:justify-single-word="false"/>
      <style:text-properties style:font-name="Arial" fo:font-size="12pt" officeooo:rsid="0034a5cb" officeooo:paragraph-rsid="002f4a6a" style:font-size-asian="12pt" style:font-size-complex="12pt"/>
    </style:style>
    <style:style style:name="P13" style:family="paragraph" style:parent-style-name="Standard">
      <style:paragraph-properties fo:text-align="justify" style:justify-single-word="false" fo:break-before="page"/>
      <style:text-properties style:font-name="Arial" fo:font-size="12pt" officeooo:rsid="0034a5cb" officeooo:paragraph-rsid="002f4a6a" style:font-size-asian="12pt" style:font-size-complex="12pt"/>
    </style:style>
    <style:style style:name="T1" style:family="text">
      <style:text-properties style:font-name="Arial"/>
    </style:style>
    <style:style style:name="T2" style:family="text">
      <style:text-properties style:font-name="Arial" fo:font-size="14pt" style:font-size-asian="12.25pt" style:font-size-complex="14pt"/>
    </style:style>
    <style:style style:name="T3" style:family="text">
      <style:text-properties style:font-name="Arial" fo:font-size="12pt" officeooo:rsid="0020c001" style:font-size-asian="12pt" style:font-size-complex="12pt"/>
    </style:style>
    <style:style style:name="T4" style:family="text">
      <style:text-properties style:font-name="Arial" fo:font-size="12pt" officeooo:rsid="0029658d" style:font-size-asian="12pt" style:font-size-complex="12pt"/>
    </style:style>
    <style:style style:name="T5" style:family="text">
      <style:text-properties style:font-name="Arial" fo:font-size="12pt" officeooo:rsid="00216fc3" style:font-size-asian="12pt" style:font-size-complex="12pt"/>
    </style:style>
    <style:style style:name="T6" style:family="text">
      <style:text-properties style:font-name="Arial" fo:font-size="12pt" officeooo:rsid="002472e6" style:font-size-asian="12pt" style:font-size-complex="12pt"/>
    </style:style>
    <style:style style:name="T7" style:family="text">
      <style:text-properties style:font-name="Arial" fo:font-size="12pt" officeooo:rsid="0022ffab" style:font-size-asian="12pt" style:font-size-complex="12pt"/>
    </style:style>
    <style:style style:name="T8" style:family="text">
      <style:text-properties style:font-name="Arial" fo:font-size="12pt" officeooo:rsid="002355c5" style:font-size-asian="12pt" style:font-size-complex="12pt"/>
    </style:style>
    <style:style style:name="T9" style:family="text">
      <style:text-properties style:font-name="Arial" fo:font-size="12pt" officeooo:rsid="00264b55" style:font-size-asian="12pt" style:font-size-complex="12pt"/>
    </style:style>
    <style:style style:name="T10" style:family="text">
      <style:text-properties style:font-name="Arial" officeooo:rsid="002fdb00"/>
    </style:style>
    <style:style style:name="T11" style:family="text">
      <style:text-properties style:font-name="Arial" officeooo:rsid="00333462"/>
    </style:style>
    <style:style style:name="T12" style:family="text">
      <style:text-properties officeooo:rsid="0020c001"/>
    </style:style>
    <style:style style:name="T13" style:family="text">
      <style:text-properties officeooo:rsid="002355c5"/>
    </style:style>
    <style:style style:name="T14" style:family="text">
      <style:text-properties officeooo:rsid="0029658d"/>
    </style:style>
    <style:style style:name="T15" style:family="text">
      <style:text-properties officeooo:rsid="00333462"/>
    </style:style>
    <style:style style:name="T16" style:family="text">
      <style:text-properties officeooo:rsid="0033ef16"/>
    </style:style>
    <style:style style:name="T17" style:family="text">
      <style:text-properties officeooo:rsid="003441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ius</text:p>
      <text:p text:style-name="P2">TAUDON</text:p>
      <text:p text:style-name="P2">Sio 1 </text:p>
      <text:p text:style-name="P2"/>
      <text:p text:style-name="P1"><text:span text:style-name="T12">COMPTE-RENDU</text:span> HEBDOMADAIRE</text:p>
      <text:p text:style-name="P1"/>
      <text:p text:style-name="P1">ESI de CAEN, DGFiP <text:span text:style-name="T13">du </text:span>Calvados</text:p>
      <text:p text:style-name="P2"/>
      <text:p text:style-name="P2"><text:tab/></text:p>
      <text:p text:style-name="P6">Partie 1</text:p>
      <text:p text:style-name="P2"/>
      <text:p text:style-name="P9"><text:span text:style-name="T2"><text:tab/></text:span><text:span text:style-name="T3">Durant cette première semaine de retour au sein de l’équipe de la Cellule Informatique Départementale de la Direction Générale des Finances Publiques du Calvados, j’ai été amené à effectuer différentes tâches. Tout d’abord, un peu de contexte : durant l’année scolaire 2019 – 2020, lors de ma terminale professionnelle Systèmes Numériques, j’ai été apprenti au sein de cette même équipe, dans cette même entreprise. À l’époque, la mission principale était le passage du parc informatique de Windows 7 vers Windows 10. C’était aussi le début de la crise sanitaire. Donc durant cette année d’apprentissage, ces missions </text:span><text:span text:style-name="T4">étaient</text:span><text:span text:style-name="T3"> mes missions principales, même si bien-sûr je n’ai pas que cela. Cette semaine, les missions que j’ai effectuées étaient assez diverses. Dès lundi je suis parti en déplacement dans la ville de Bayeux, pour faire des mises à jours sur des ordinateurs portable que les agents ne mettent pas toujours en réseau, notamment à cause du télé-travail. J’ai donc dû faire des mises à jours Windows manuellement sur des machines, chose que je ne savais pas possible de la façon dont je l’ai faite (j’expliquerai la procédure dans mon rapport de stage). Étant donné que nous sommes une équipe d’assistance informatique, en plus d’être simplement le service informatique, souvent, lorsque l’on se rend sur un site, les agents de la DGFiP en profite pour nous demander de régler des problèmes sur leurs postes de travail. </text:span><text:span text:style-name="T5">De cette manière, j’ai aidé des agents qui avait des soucis avec des fichiers pdf, et avec des soucis d’affichage sur certaines applications. Mardi, je suis allé sur le site de Lisieux pour la même raison que j’ai été à Bayeux, et encore une fois, les agents en ont profité pour nous demander un coup de main. Mercredi, je suis allé sur le site du boulevard Gambetta, à Caen, ou le déménagement d’un service était prévu. En tant qu’équipe informatique, nous nous y déplaçons pour déplacer seulement ce qui est informatique, ce qui veut dire que nous n’avons pas à déplacer, les fauteuils, les bureaux, les téléphones et toutes les affaires des agents dans ces circonstances, c’est le service du Budget Immobilier Logistique qui est chargé de la faire. Nous avons </text:span><text:span text:style-name="T6">fini</text:span><text:span text:style-name="T5"> ce déménagement le mercredi matin, le mercredi après midi je suis rentré au bureau et j’ai </text:span><text:span text:style-name="T6">fait</text:span><text:span text:style-name="T5"> de la formation. Une des grandes missions du service cette année est la migration des serveurs de sauvegarde sous des serveurs CentOS, ils</text:span><text:span text:style-name="T7"> </text:span><text:span text:style-name="T8">étaient jusqu’à présent sous une distribution Linux SLES. </text:span><text:span text:style-name="T6">Ce mercredi après-midi, un collègue m’a également montré le nouvel outil d’inventaire qu’ils utilisent, outil que je ne connaissais pas. </text:span><text:span text:style-name="T9">Enfin, le vendredi, je suis resté au bureau pour installer mon poste de travail pour les 4 autres semaines de stages, et j’ai aussi commencé la rédaction de mon rapport durant cette journée.</text:span></text:p>
      <text:p text:style-name="P3"/>
      <text:p text:style-name="P3"><text:tab/>En conclusion, je suis très content de revenir dans ce service et cette entreprise pour un stage. Ce métier me plaît vraiment, et en plus de cela, je me sens bien dans ce service. J’ai vraiment envie de travailler ici.</text:p>
      <text:p text:style-name="P4"/>
      <text:p text:style-name="P4"><text:tab/></text:p>
      <text:p text:style-name="P4"><text:soft-page-break/></text:p>
      <text:p text:style-name="P5">Partie 2</text:p>
      <text:p text:style-name="P5"/>
      <text:p text:style-name="P5"><text:tab/><text:span text:style-name="T14">En ce début de deuxième semaine, nous sommes allés sur les sites de Honfleur, puis de Trouville afin d’installer les postes de travail de deux nouveaux stagiaire – inspecteur, qui ont été affectés à ces sites. Sur ces postes, nous avons installé différentes applications, nécessaires à leur travail. Le mardi nous sommes allés sur le site de Caen – Délivrande, le site le plus important de la DGFiP Calvados, on y trouve le plus grand SGC du Calvados, le SGC du CHU. Un SGC ou Service de Gestion Comptable est le nouveau nom donné aux services de trésorerie.On trouve également sur ce site les Services des Impôts des Particuliers de l’agglomération Caennaise, donc une gestion des impôts pour plus de 276 000 habitants. Ce site est donc de loin celui ou il y a le plus d’affluence. Sur ce site, nous avons une nouvelle fois fait des mises à jours Windows 21H2. Nous avons également fait de l’assistance à l’instant T pour diverses tâches. Le mercredi, nous somme allés à Bayeux pour remplacer un PC portable, qu’un agent avait endommagé. Nous avons également récupéré du matériel laissé là précédemment. Encore une fois, nous avons fait du dépannage qui n’était pas prévu, et qui est arrivé au moment présent. Le jeudi j’ai commencé mon rapport de stage et j’ai lu beaucoup de documentation pour pouvoir le peaufiner au maximum. Enfin, ce vendredi, j’ai testé une imprimante pour voir si elle pouvait être installée dans un poste destiné au public, et j’ai fait un déménagement de poste d’une personne de l’ESI. J’ai également poursuivi l’écriture de ce rapport hebdomadaire ce jour.</text:span></text:p>
      <text:p text:style-name="P5"/>
      <text:p text:style-name="P6">Partie 3</text:p>
      <text:p text:style-name="P6"><text:tab/></text:p>
      <text:p text:style-name="P10"><text:span text:style-name="T10"><text:tab/></text:span><text:span text:style-name="T1">En ce troisième Lundi de stage, je me suis rendu sur le site de Délivrande, afin d’installer un auxiliaire administratif dans le service de Gestion Comptable du CHU de Caen. Nous en avons aussi </text:span><text:span text:style-name="T11">profité</text:span><text:span text:style-name="T1"> pour faire des mises à jours sur certains pc portables. Le mardi je suis parti en renfort sur le site de Gambetta, ou j’ai fait divers dépannage, changement de mot de passes, inventaire d’imprimantes, paramétrage de Balf sur des </text:span><text:span text:style-name="T11">messageries</text:span><text:span text:style-name="T1"> (messagerie de poste). Enfin, le mercredi je suis parti à Lisieux afin d’installer des postes en libre </text:span><text:span text:style-name="T11">service</text:span><text:span text:style-name="T1"> pour les utilisateurs, qui facilite la déclaration de revenus. Je n’ai pas </text:span><text:span text:style-name="T11">travaillé</text:span><text:span text:style-name="T1"> le Jeudi et le Vendredi.</text:span></text:p>
      <text:p text:style-name="P8"/>
      <text:p text:style-name="P7">Partie 4</text:p>
      <text:p text:style-name="P7"/>
      <text:p text:style-name="P7"><text:tab/>Cette semaine fut la plus intéressante et la plus intensive de mon stage, on a passé le cap, en changeant le serveur bureautique de Bayeux par un serveur sous CentOS. Cela nous a pris au total 4 jours. Le lund<text:span text:style-name="T15">i et le mardi</text:span> nous sommes restés au bureau <text:span text:style-name="T15">et nous avons commencé à préparer le changement de serveur, en faisant une sauvegarde totale de l’ancienne machine</text:span>. <text:span text:style-name="T15">Le mardi soir, nous avons lancé une nouvelle sauvegarde, cette fois-là incrémentielle, pour collecter les données de travail des agents, qu’ils avaient sauvegardé entre lundi et mardi.</text:span> Le mercredi <text:span text:style-name="T15">et</text:span> le jeudi nous avons installé le serveur sur site, et avons donc dû passer sur les ordinateurs de tou<text:span text:style-name="T17">s</text:span> les agents présents, afin de changer sur <text:span text:style-name="T16">leur</text:span> <text:span text:style-name="T16">session</text:span> les adresses des dossiers partagés, <text:span text:style-name="T15">et tous les chemins en rapport avec ce serveur, pour l’application CIRCL par exemple, qui à ses bases de données sur le serveur. Enfin, le vendredi nous sommes restés au bureau, puisqu’il était prévu que nous retournions à Bayeux si le travail là-bas n’était pas finis. J’ai également participé à une réunion de services, entre les différentes CID de l’ESI de Caen, et le SIL. J’explique quels sont ces services dans mon rapport de stage.</text:span></text:p>
      <text:p text:style-name="P13">Partie 5</text:p>
      <text:p text:style-name="P12"/>
      <text:p text:style-name="P12"><text:tab/>En ce début de dernière semaine de stage, je suis parti sur le site de Vire, site sur lequel je n’étais jamais allé, afin de faire un changement de pc d’un agent car nous avions trouver le sien beaucoup trop lent et le changement devenait urgent. Nous avons remplacé sa station par un pc portable et un dock, afin qu’il puisse brancher ses périphériques sans problèmes. Nous avons également installé une auxiliaire et avons fait des dépannages sur le site, quand les agents nous le demanda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1T14:11:30.563000000</meta:creation-date>
    <dc:date>2022-06-07T14:19:11.415000000</dc:date>
    <meta:editing-duration>PT46M36S</meta:editing-duration>
    <meta:editing-cycles>12</meta:editing-cycles>
    <meta:generator>LibreOffice/6.2.7.1.lin1$Windows_X86_64 LibreOffice_project/ac167a92e33a5447f0bf604564addc465dbb4b35</meta:generator>
    <meta:print-date>2022-06-03T08:42:29.822000000</meta:print-date>
    <meta:document-statistic meta:table-count="0" meta:image-count="0" meta:object-count="0" meta:page-count="3" meta:paragraph-count="19" meta:word-count="1194" meta:character-count="7102" meta:non-whitespace-character-count="5911"/>
  </office:meta>
</office:document-meta>
</file>